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string" calcext:value-type="string">
            <text:p>126+3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memory may overflow</text:p>
          </table:table-cell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SymmetricBinomial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SymmetricBinomialDistribution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Default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SymmetricBinomialDistribution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Default" office:value-type="string" calcext:value-type="string">
            <text:p>126+1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SymmetricBinomialDistribution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SymmetricBinomialDistribution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6:53:48.785893934</dc:date>
    <meta:editing-duration>PT2H44M16S</meta:editing-duration>
    <meta:editing-cycles>35</meta:editing-cycles>
    <meta:generator>LibreOffice/7.3.7.2$Linux_X86_64 LibreOffice_project/30$Build-2</meta:generator>
    <meta:document-statistic meta:table-count="1" meta:cell-count="87" meta:object-count="0"/>
  </office:meta>
</office:document-meta>
</file>